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 fo:background-color="#1B2B34"/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3" style:parent-style-name="Normal" style:family="paragraph">
      <style:paragraph-properties fo:margin-bottom="0in" style:line-height-at-least="0.1979in" fo:background-color="#1B2B34"/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P4" style:parent-style-name="Normal" style:family="paragraph">
      <style:paragraph-properties fo:margin-bottom="0in" style:line-height-at-least="0.1979in" fo:background-color="#1B2B34"/>
    </style:style>
    <style:style style:name="T5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6" style:parent-style-name="Normal" style:family="paragraph">
      <style:paragraph-properties fo:margin-bottom="0in" style:line-height-at-least="0.1979in" fo:background-color="#1B2B34"/>
    </style:style>
    <style:style style:name="T7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8" style:parent-style-name="Normal" style:family="paragraph">
      <style:paragraph-properties fo:margin-bottom="0in" style:line-height-at-least="0.1979in" fo:background-color="#1B2B34"/>
    </style:style>
    <style:style style:name="T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0" style:parent-style-name="Normal" style:family="paragraph">
      <style:paragraph-properties fo:margin-bottom="0in" style:line-height-at-least="0.1979in" fo:background-color="#1B2B34"/>
    </style:style>
    <style:style style:name="T11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2" style:parent-style-name="Normal" style:family="paragraph">
      <style:paragraph-properties fo:margin-bottom="0in" style:line-height-at-least="0.1979in" fo:background-color="#1B2B34"/>
    </style:style>
    <style:style style:name="T13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4" style:parent-style-name="Normal" style:family="paragraph">
      <style:paragraph-properties fo:margin-bottom="0in" style:line-height-at-least="0.1979in" fo:background-color="#1B2B34"/>
    </style:style>
    <style:style style:name="T15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6" style:parent-style-name="Normal" style:family="paragraph">
      <style:paragraph-properties fo:margin-bottom="0in" style:line-height-at-least="0.1979in" fo:background-color="#1B2B34"/>
    </style:style>
    <style:style style:name="T17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8" style:parent-style-name="Normal" style:family="paragraph">
      <style:paragraph-properties fo:margin-bottom="0in" style:line-height-at-least="0.1979in" fo:background-color="#1B2B34"/>
    </style:style>
    <style:style style:name="T1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20" style:parent-style-name="Normal" style:family="paragraph">
      <style:paragraph-properties fo:margin-bottom="0in" style:line-height-at-least="0.1979in" fo:background-color="#1B2B34"/>
    </style:style>
    <style:style style:name="T21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22" style:parent-style-name="Normal" style:family="paragraph">
      <style:paragraph-properties fo:margin-bottom="0in" style:line-height-at-least="0.1979in" fo:background-color="#1B2B34"/>
    </style:style>
    <style:style style:name="T23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24" style:parent-style-name="Normal" style:family="paragraph">
      <style:paragraph-properties fo:margin-bottom="0in" style:line-height-at-least="0.1979in" fo:background-color="#1B2B34"/>
    </style:style>
    <style:style style:name="T25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26" style:parent-style-name="Normal" style:family="paragraph">
      <style:paragraph-properties fo:margin-bottom="0in" style:line-height-at-least="0.1979in" fo:background-color="#1B2B34"/>
    </style:style>
    <style:style style:name="T27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28" style:parent-style-name="Normal" style:family="paragraph">
      <style:paragraph-properties fo:margin-bottom="0in" style:line-height-at-least="0.1979in" fo:background-color="#1B2B34"/>
    </style:style>
    <style:style style:name="T29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30" style:parent-style-name="Normal" style:family="paragraph">
      <style:paragraph-properties fo:margin-bottom="0in" style:line-height-at-least="0.1979in" fo:background-color="#1B2B34"/>
    </style:style>
    <style:style style:name="T31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T32" style:parent-style-name="Policepardéfaut" style:family="text">
      <style:text-properties style:font-name="Consolas" style:font-name-asian="Times New Roman" fo:color="#5FB3B3" fo:font-size="10.5pt" style:font-size-asian="10.5pt" style:font-size-complex="10.5pt" fo:language="en" fo:country="US" style:language-asian="fr" style:country-asian="FR"/>
    </style:style>
    <style:style style:name="T33" style:parent-style-name="Policepardéfaut" style:family="text">
      <style:text-properties style:font-name="Consolas" style:font-name-asian="Times New Roman" fo:color="#CDD3DE" fo:font-size="10.5pt" style:font-size-asian="10.5pt" style:font-size-complex="10.5pt" fo:language="en" fo:country="US" style:language-asian="fr" style:country-asian="FR"/>
    </style:style>
    <style:style style:name="T34" style:parent-style-name="Policepardéfaut" style:family="text">
      <style:text-properties style:font-name="Consolas" style:font-name-asian="Times New Roman" fo:color="#5FB3B3" fo:font-size="10.5pt" style:font-size-asian="10.5pt" style:font-size-complex="10.5pt" fo:language="en" fo:country="US" style:language-asian="fr" style:country-asian="FR"/>
    </style:style>
    <style:style style:name="T35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T36" style:parent-style-name="Policepardéfaut" style:family="text">
      <style:text-properties style:font-name="Consolas" style:font-name-asian="Times New Roman" fo:color="#5FB3B3" fo:font-size="10.5pt" style:font-size-asian="10.5pt" style:font-size-complex="10.5pt" fo:language="en" fo:country="US" style:language-asian="fr" style:country-asian="FR"/>
    </style:style>
    <style:style style:name="T37" style:parent-style-name="Policepardéfaut" style:family="text">
      <style:text-properties style:font-name="Consolas" style:font-name-asian="Times New Roman" fo:color="#CDD3DE" fo:font-size="10.5pt" style:font-size-asian="10.5pt" style:font-size-complex="10.5pt" fo:language="en" fo:country="US" style:language-asian="fr" style:country-asian="FR"/>
    </style:style>
    <style:style style:name="T38" style:parent-style-name="Policepardéfaut" style:family="text">
      <style:text-properties style:font-name="Consolas" style:font-name-asian="Times New Roman" fo:color="#5FB3B3" fo:font-size="10.5pt" style:font-size-asian="10.5pt" style:font-size-complex="10.5pt" fo:language="en" fo:country="US" style:language-asian="fr" style:country-asian="FR"/>
    </style:style>
    <style:style style:name="T39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40" style:parent-style-name="Normal" style:family="paragraph">
      <style:paragraph-properties fo:margin-bottom="0in" style:line-height-at-least="0.1979in" fo:background-color="#1B2B34"/>
    </style:style>
    <style:style style:name="T41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T4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43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4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45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47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4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5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51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5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53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5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55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5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57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5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59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6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61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6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63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6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65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6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67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6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6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7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71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7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73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7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75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7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77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7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79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8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81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8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83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8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85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8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87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8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8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9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91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9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93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9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95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9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97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9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99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10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01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10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03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10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05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10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07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10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0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11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11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11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13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11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15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11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17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11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19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12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21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22" style:parent-style-name="Normal" style:family="paragraph">
      <style:paragraph-properties fo:margin-bottom="0in" style:line-height-at-least="0.1979in" fo:background-color="#1B2B34"/>
    </style:style>
    <style:style style:name="T123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124" style:parent-style-name="Normal" style:family="paragraph">
      <style:paragraph-properties fo:margin-bottom="0.1666in" style:line-height-at-least="0.1979in" fo:background-color="#1B2B34"/>
      <style:text-properties style:font-name="Consolas" style:font-name-asian="Times New Roman" fo:color="#CDD3DE" fo:font-size="10.5pt" style:font-size-asian="10.5pt" style:font-size-complex="10.5pt" fo:language="en" fo:country="US" style:language-asian="fr" style:country-asian="FR"/>
    </style:style>
    <style:style style:name="P125" style:parent-style-name="Normal" style:family="paragraph">
      <style:paragraph-properties fo:margin-bottom="0in" style:line-height-at-least="0.1979in" fo:background-color="#1B2B34"/>
    </style:style>
    <style:style style:name="T126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paragraph-properties fo:margin-bottom="0in" style:line-height-at-least="0.1979in" fo:background-color="#1B2B34"/>
    </style:style>
    <style:style style:name="T12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30" style:parent-style-name="Normal" style:family="paragraph">
      <style:paragraph-properties fo:margin-bottom="0in" style:line-height-at-least="0.1979in" fo:background-color="#1B2B34"/>
    </style:style>
    <style:style style:name="T131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132" style:parent-style-name="Normal" style:family="paragraph">
      <style:paragraph-properties fo:margin-bottom="0in" style:line-height-at-least="0.1979in" fo:background-color="#1B2B34"/>
    </style:style>
    <style:style style:name="T133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134" style:parent-style-name="Normal" style:family="paragraph">
      <style:paragraph-properties fo:margin-bottom="0in" style:line-height-at-least="0.1979in" fo:background-color="#1B2B34"/>
      <style:text-properties style:font-name="Consolas" style:font-name-asian="Times New Roman" fo:color="#CDD3DE" fo:font-size="10.5pt" style:font-size-asian="10.5pt" style:font-size-complex="10.5pt" fo:language="en" fo:country="US" style:language-asian="fr" style:country-asian="FR"/>
    </style:style>
    <style:style style:name="P135" style:parent-style-name="Normal" style:family="paragraph">
      <style:paragraph-properties fo:margin-bottom="0in" style:line-height-at-least="0.1979in" fo:background-color="#1B2B34"/>
    </style:style>
    <style:style style:name="T136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137" style:parent-style-name="Normal" style:family="paragraph">
      <style:paragraph-properties fo:margin-bottom="0in" style:line-height-at-least="0.1979in" fo:background-color="#1B2B34"/>
    </style:style>
    <style:style style:name="T138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139" style:parent-style-name="Normal" style:family="paragraph">
      <style:paragraph-properties fo:margin-bottom="0in" style:line-height-at-least="0.1979in" fo:background-color="#1B2B34"/>
    </style:style>
    <style:style style:name="T140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41" style:parent-style-name="Normal" style:family="paragraph">
      <style:paragraph-properties style:vertical-align="auto"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4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4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4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4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4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4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4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5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5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5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6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6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6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6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6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6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6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6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68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FR" style:language-asian="en" style:country-asian="GB"/>
    </style:style>
    <style:style style:name="T169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FR" style:language-asian="en" style:country-asian="GB"/>
    </style:style>
    <style:style style:name="T17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7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7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7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7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7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7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7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7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7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8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8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8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9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9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9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9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9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9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9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9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9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9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0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0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0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0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0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0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0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0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0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0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10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FR" style:language-asian="en" style:country-asian="GB"/>
    </style:style>
    <style:style style:name="T211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FR" style:language-asian="en" style:country-asian="GB"/>
    </style:style>
    <style:style style:name="T21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1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1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1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1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1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1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1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2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2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2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2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P224" style:parent-style-name="Normal" style:family="paragraph">
      <style:text-properties fo:language="en" fo:country="FR"/>
    </style:style>
  </office:automatic-styles>
  <office:body>
    <office:text text:use-soft-page-breaks="true">
      <text:p text:style-name="P1"># Table externe Immatriculation (Hive -&gt; Mongo )<text:s/></text:p>
      <text:p text:style-name="P2">drop table IMMATRICULATION_EXT_TPA;</text:p>
      <text:p text:style-name="P3"/>
      <text:p text:style-name="P4"><text:span text:style-name="T5">CREATE EXTERNAL TABLE  IMMATRICULATION_EXT_TPA (</text:span></text:p>
      <text:p text:style-name="P6"><text:span text:style-name="T7">ID STRING,</text:span></text:p>
      <text:p text:style-name="P8"><text:span text:style-name="T9">IMMATRICULATION STRING,</text:span></text:p>
      <text:p text:style-name="P10"><text:span text:style-name="T11">MARQUE STRING,</text:span></text:p>
      <text:p text:style-name="P12"><text:span text:style-name="T13">NOM STRING,</text:span></text:p>
      <text:p text:style-name="P14"><text:span text:style-name="T15">PUISSANCE INT,</text:span></text:p>
      <text:p text:style-name="P16"><text:span text:style-name="T17">LONGUEUR  STRING,</text:span></text:p>
      <text:p text:style-name="P18"><text:span text:style-name="T19">NBPLACES INT,</text:span></text:p>
      <text:p text:style-name="P20"><text:span text:style-name="T21">NBPORTES INT,</text:span></text:p>
      <text:p text:style-name="P22"><text:span text:style-name="T23">COULEUR STRING,</text:span></text:p>
      <text:p text:style-name="P24"><text:span text:style-name="T25">OCCASION STRING,</text:span></text:p>
      <text:p text:style-name="P26"><text:span text:style-name="T27">PRIX INT)</text:span></text:p>
      <text:p text:style-name="P28"><text:span text:style-name="T29">STORED BY 'com.mongodb.hadoop.hive.MongoStorageHandler'</text:span></text:p>
      <text:p text:style-name="P30"><text:span text:style-name="T31">WITH SERDEPROPERTIES('mongo.columns.mapping'='{</text:span><text:span text:style-name="T32">"</text:span><text:span text:style-name="T33">id</text:span><text:span text:style-name="T34">"</text:span><text:span text:style-name="T35">:</text:span><text:span text:style-name="T36">"</text:span><text:span text:style-name="T37">_id</text:span><text:span text:style-name="T38">"</text:span><text:span text:style-name="T39">,</text:span></text:p>
      <text:p text:style-name="P40"><text:span text:style-name="T41"> </text:span><text:span text:style-name="T42">"</text:span><text:span text:style-name="T43">immatriculation</text:span><text:span text:style-name="T44">"</text:span><text:span text:style-name="T45">:</text:span><text:span text:style-name="T46">"</text:span><text:span text:style-name="T47">immatriculation</text:span><text:span text:style-name="T48">"</text:span><text:span text:style-name="T49">,<text:s/></text:span><text:span text:style-name="T50">"</text:span><text:span text:style-name="T51">marque</text:span><text:span text:style-name="T52">"</text:span><text:span text:style-name="T53">:</text:span><text:span text:style-name="T54">"</text:span><text:span text:style-name="T55">marque</text:span><text:span text:style-name="T56">"</text:span><text:span text:style-name="T57">,<text:s/></text:span><text:span text:style-name="T58">"</text:span><text:span text:style-name="T59">nom</text:span><text:span text:style-name="T60">"</text:span><text:span text:style-name="T61">:</text:span><text:span text:style-name="T62">"</text:span><text:span text:style-name="T63">nom</text:span><text:span text:style-name="T64">"</text:span><text:span text:style-name="T65">,<text:s/></text:span><text:span text:style-name="T66">"</text:span><text:span text:style-name="T67">puissance</text:span><text:span text:style-name="T68">"</text:span><text:span text:style-name="T69">:</text:span><text:span text:style-name="T70">"</text:span><text:span text:style-name="T71">puissance</text:span><text:span text:style-name="T72">"</text:span><text:span text:style-name="T73">,<text:s/></text:span><text:span text:style-name="T74">"</text:span><text:span text:style-name="T75">longueur</text:span><text:span text:style-name="T76">"</text:span><text:span text:style-name="T77">:</text:span><text:span text:style-name="T78">"</text:span><text:span text:style-name="T79">longueur</text:span><text:span text:style-name="T80">"</text:span><text:span text:style-name="T81">,<text:s/></text:span><text:span text:style-name="T82">"</text:span><text:span text:style-name="T83">nbPlaces</text:span><text:span text:style-name="T84">"</text:span><text:span text:style-name="T85">:</text:span><text:span text:style-name="T86">"</text:span><text:span text:style-name="T87">nbPlaces</text:span><text:span text:style-name="T88">"</text:span><text:span text:style-name="T89">,<text:s/></text:span><text:span text:style-name="T90">"</text:span><text:span text:style-name="T91">nbPortes</text:span><text:span text:style-name="T92">"</text:span><text:span text:style-name="T93">:</text:span><text:span text:style-name="T94">"</text:span><text:span text:style-name="T95">nbPortes</text:span><text:span text:style-name="T96">"</text:span><text:span text:style-name="T97">,<text:s/></text:span><text:span text:style-name="T98">"</text:span><text:span text:style-name="T99">couleur</text:span><text:span text:style-name="T100">"</text:span><text:span text:style-name="T101">:</text:span><text:span text:style-name="T102">"</text:span><text:span text:style-name="T103">couleur</text:span><text:span text:style-name="T104">"</text:span><text:span text:style-name="T105">,<text:s/></text:span><text:span text:style-name="T106">"</text:span><text:span text:style-name="T107">occasion</text:span><text:span text:style-name="T108">"</text:span><text:span text:style-name="T109">:</text:span><text:span text:style-name="T110">"</text:span><text:span text:style-name="T111">occasion</text:span><text:span text:style-name="T112">"</text:span><text:span text:style-name="T113">,<text:s/></text:span><text:span text:style-name="T114">"</text:span><text:span text:style-name="T115">prix</text:span><text:span text:style-name="T116">"</text:span><text:span text:style-name="T117">:</text:span><text:span text:style-name="T118">"</text:span><text:span text:style-name="T119">prix</text:span><text:span text:style-name="T120">"</text:span><text:span text:style-name="T121">}')</text:span></text:p>
      <text:p text:style-name="P122"><text:span text:style-name="T123">TBLPROPERTIES('mongo.uri'='mongodb://localhost:27017/tpa.Immatriculations');</text:span></text:p>
      <text:p text:style-name="P124"/>
      <text:p text:style-name="P125"><text:span text:style-name="T126">select * from IMMATRICULATION_EXT_TPA;</text:span></text:p>
      <text:p text:style-name="P127"/>
      <text:p text:style-name="Normal"># Table externe Catalogue &amp; Co2 (Hive -&gt; HDFS)</text:p>
      <text:p text:style-name="P128"><text:span text:style-name="T129">CREATE EXTERNAL TABLE  Catalogue_HDFS_H_EXT  (MARQUE STRING, NOM STRING,  PUISSANCE STRING, LONGUEUR STRING, NBPLACE STRING, NBPORTES STRING, COULEUR STRING, OCCASION STRING, PRIX STRING)</text:span></text:p>
      <text:p text:style-name="P130"><text:span text:style-name="T131">ROW FORMAT DELIMITED FIELDS TERMINATED BY ','</text:span></text:p>
      <text:p text:style-name="P132"><text:span text:style-name="T133">LOCATION 'hdfs:/tpa';</text:span></text:p>
      <text:p text:style-name="P134"/>
      <text:p text:style-name="P135"><text:span text:style-name="T136">CREATE EXTERNAL TABLE  CO2_HDFS_H_EXT (ID INT,Marque_Modele STRING ,Bonus_Malus STRING,Rejets_CO2_g_km STRING,Cout_enerie STRING)</text:span></text:p>
      <text:p text:style-name="P137"><text:span text:style-name="T138">ROW FORMAT DELIMITED FIELDS TERMINATED BY ','</text:span></text:p>
      <text:p text:style-name="P139"><text:span text:style-name="T140">LOCATION 'hdfs:/tpa'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# Table externe clients et marketing (Hive -&gt; Oracle Nosql)</text:p>
      <text:p text:style-name="P141"><text:span text:style-name="T142">drop table<text:s/></text:span><text:span text:style-name="T143">CLIENTS_TPA_H_EXT</text:span><text:span text:style-name="T144">;</text:span><text:span text:style-name="T145"><text:line-break/>CREATE EXTERNAL TABLE <text:s/></text:span><text:span text:style-name="T146">CLIENTS_TPA_H_EXT <text:s/>(</text:span><text:span text:style-name="T147"><text:line-break/>AGE<text:s/></text:span><text:span text:style-name="T148">INT,</text:span><text:span text:style-name="T149"><text:line-break/></text:span><text:span text:style-name="T150">SEXE STRING</text:span><text:span text:style-name="T151">,</text:span><text:span text:style-name="T152"><text:line-break/></text:span><text:span text:style-name="T153">TAUX<text:s/></text:span><text:span text:style-name="T154">INT,</text:span><text:span text:style-name="T155"><text:line-break/></text:span><text:span text:style-name="T156">SITUATION_FAMILIALE STRING</text:span><text:span text:style-name="T157">,</text:span><text:span text:style-name="T158"><text:line-break/></text:span><text:span text:style-name="T159">NOMBRE_ENFANTS <text:s/></text:span><text:span text:style-name="T160">INT,</text:span><text:span text:style-name="T161"><text:line-break/></text:span><text:span text:style-name="T162">DEUXIEME_VOITURE BOOLEAN</text:span><text:span text:style-name="T163">,</text:span><text:span text:style-name="T164"><text:line-break/></text:span><text:span text:style-name="T165">IMMATRICULATION STRING)</text:span><text:span text:style-name="T166"><text:line-break/>STORED<text:s/></text:span><text:span text:style-name="T167">BY<text:s/></text:span><text:span text:style-name="T168">'oracle.kv.hadoop.hive.table.TableStorageHandler'</text:span><text:span text:style-name="T169"><text:line-break/></text:span><text:span text:style-name="T170">TBLPROPERTIES (</text:span><text:span text:style-name="T171"><text:line-break/>"oracle.kv.kvstore" = "kvstore"</text:span><text:span text:style-name="T172">,</text:span><text:span text:style-name="T173"><text:line-break/></text:span><text:span text:style-name="T174">"oracle.kv.hosts" = "127.0.0.1:5000"</text:span><text:span text:style-name="T175">,</text:span><text:span text:style-name="T176"><text:line-break/></text:span><text:span text:style-name="T177">"oracle.kv.hadoop.hosts" = "localhost"</text:span><text:span text:style-name="T178">,</text:span><text:span text:style-name="T179"><text:line-break/></text:span><text:span text:style-name="T180">"oracle.kv.tableName" = "CLIENT_TPA_GROUPE_4")</text:span><text:span text:style-name="T181">;</text:span><text:span text:style-name="T182"><text:line-break/></text:span><text:span text:style-name="T183"><text:line-break/></text:span><text:span text:style-name="T184"><text:line-break/>drop table<text:s/></text:span><text:span text:style-name="T185">MARKETING_TPA_H_EXT</text:span><text:span text:style-name="T186">;</text:span><text:span text:style-name="T187"><text:line-break/>CREATE EXTERNAL TABLE<text:s/></text:span><text:span text:style-name="T188">MARKETING_TPA_H_EXT (</text:span><text:span text:style-name="T189"><text:line-break/>ID STRING</text:span><text:span text:style-name="T190">,</text:span><text:span text:style-name="T191"><text:line-break/></text:span><text:span text:style-name="T192">AGE<text:s/></text:span><text:span text:style-name="T193">INT,</text:span><text:span text:style-name="T194"><text:line-break/></text:span><text:span text:style-name="T195">SEXE STRING</text:span><text:span text:style-name="T196">,</text:span><text:span text:style-name="T197"><text:line-break/></text:span><text:span text:style-name="T198">TAUX<text:s/></text:span><text:span text:style-name="T199">INT,</text:span><text:span text:style-name="T200"><text:line-break/></text:span><text:span text:style-name="T201">SITUATION_FAMILIALE STRING</text:span><text:span text:style-name="T202">,</text:span><text:span text:style-name="T203"><text:line-break/></text:span><text:span text:style-name="T204">NOMBRE_ENFANTS <text:s/></text:span><text:span text:style-name="T205">INT,</text:span><text:span text:style-name="T206"><text:line-break/></text:span><text:span text:style-name="T207">DEUXIEME_VOITURE BOOLEAN)</text:span><text:span text:style-name="T208"><text:line-break/>STORED<text:s/></text:span><text:span text:style-name="T209">BY<text:s/></text:span><text:span text:style-name="T210">'oracle.kv.hadoop.hive.table.TableStorageHandler'</text:span><text:span text:style-name="T211"><text:line-break/></text:span><text:span text:style-name="T212">TBLPROPERTIES (</text:span><text:span text:style-name="T213"><text:line-break/>"oracle.kv.kvstore" = "kvstore"</text:span><text:span text:style-name="T214">,</text:span><text:span text:style-name="T215"><text:line-break/></text:span><text:span text:style-name="T216">"oracle.kv.hosts" = "127.0.0.1:5000"</text:span><text:span text:style-name="T217">,</text:span><text:span text:style-name="T218"><text:line-break/></text:span><text:span text:style-name="T219">"oracle.kv.hadoop.hosts" = "localhost"</text:span><text:span text:style-name="T220">,</text:span><text:span text:style-name="T221"><text:line-break/></text:span><text:span text:style-name="T222">"oracle.kv.tableName" = "MARKETING_TPA_GROUPE_4")</text:span><text:span text:style-name="T223">;</text:span></text:p>
      <text:p text:style-name="P2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FR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fo:language="en" fo:country="FR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dicaël Nshimiye</meta:initial-creator>
    <dc:creator>Adams Pierre David</dc:creator>
    <meta:creation-date>2023-01-12T19:27:00Z</meta:creation-date>
    <dc:date>2023-01-13T00:33:00Z</dc:date>
    <meta:template xlink:href="Normal.dotm" xlink:type="simple"/>
    <meta:editing-cycles>3</meta:editing-cycles>
    <meta:editing-duration>PT900S</meta:editing-duration>
    <meta:document-statistic meta:page-count="2" meta:paragraph-count="4" meta:word-count="328" meta:character-count="2200" meta:row-count="15" meta:non-whitespace-character-count="1876"/>
  </office:meta>
</office:document-meta>
</file>